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, Arial" style:font-family-generic="swiss"/>
    <style:font-face style:name="ArialNarrow-Bold" svg:font-family="ArialNarrow-Bold, 'Arial Narrow'" style:font-family-generic="swiss"/>
    <style:font-face style:name="ArialNarrow" svg:font-family="ArialNarrow, 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0.245cm"/>
    </style:style>
    <style:style style:name="Tabelle1.C" style:family="table-column">
      <style:table-column-properties style:column-width="1.155cm"/>
    </style:style>
    <style:style style:name="Tabelle1.D" style:family="table-column">
      <style:table-column-properties style:column-width="5.429cm"/>
    </style:style>
    <style:style style:name="Tabelle1.E" style:family="table-column">
      <style:table-column-properties style:column-width="0.104cm"/>
    </style:style>
    <style:style style:name="Tabelle1.F" style:family="table-column">
      <style:table-column-properties style:column-width="0.194cm"/>
    </style:style>
    <style:style style:name="Tabelle1.G" style:family="table-column">
      <style:table-column-properties style:column-width="4.394cm"/>
    </style:style>
    <style:style style:name="Tabelle1.H" style:family="table-column">
      <style:table-column-properties style:column-width="4.57cm"/>
    </style:style>
    <style:style style:name="Tabelle1.I" style:family="table-column">
      <style:table-column-properties style:column-width="0.377cm"/>
    </style:style>
    <style:style style:name="Tabelle1.J" style:family="table-column">
      <style:table-column-properties style:column-width="3.03cm"/>
    </style:style>
    <style:style style:name="Tabelle1.K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K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K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language="none" fo:country="none" style:language-asian="none" style:country-asian="none"/>
    </style:style>
    <style:style style:name="P3" style:family="paragraph" style:parent-style-name="Standard">
      <style:paragraph-properties fo:text-align="justify" style:justify-single-word="false" fo:orphans="0" fo:widows="0" style:text-autospace="none"/>
      <style:text-properties style:font-name="Arial Narrow" fo:language="none" fo:country="none" style:language-asian="none" style:country-asian="none" style:font-size-complex="11pt"/>
    </style:style>
    <style:style style:name="P4" style:family="paragraph" style:parent-style-name="Standard">
      <style:paragraph-properties fo:orphans="0" fo:widows="0" style:text-autospace="none"/>
      <style:text-properties style:font-name="Arial Narrow" fo:language="none" fo:country="none" style:language-asian="none" style:country-asian="none" style:font-size-complex="11pt"/>
    </style:style>
    <style:style style:name="P5" style:family="paragraph" style:parent-style-name="Standard">
      <style:paragraph-properties fo:orphans="0" fo:widows="0" style:text-autospace="none" style:snap-to-layout-grid="false"/>
      <style:text-properties style:font-name="Arial Narrow" fo:language="none" fo:country="none" style:language-asian="none" style:country-asian="none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 Narrow" fo:language="none" fo:country="none" style:language-asian="none" style:country-asian="none"/>
    </style:style>
    <style:style style:name="P7" style:family="paragraph" style:parent-style-name="Standard">
      <style:paragraph-properties fo:orphans="0" fo:widows="0" style:text-autospace="none"/>
      <style:text-properties style:font-name="Arial Narrow" fo:language="none" fo:country="none" style:language-asian="none" style:country-asian="none"/>
    </style:style>
    <style:style style:name="P8" style:family="paragraph" style:parent-style-name="Standard">
      <style:paragraph-properties fo:orphans="0" fo:widows="0" style:text-autospace="none" style:snap-to-layout-grid="false"/>
      <style:text-properties style:font-name="Arial Narrow" fo:language="none" fo:country="none" style:language-asian="none" style:country-asian="none"/>
    </style:style>
    <style:style style:name="P9" style:family="paragraph" style:parent-style-name="Standard">
      <style:paragraph-properties fo:orphans="0" fo:widows="0" style:text-autospace="none" style:snap-to-layout-grid="false">
        <style:tab-stops>
          <style:tab-stop style:position="0.101cm"/>
        </style:tab-stops>
      </style:paragraph-properties>
      <style:text-properties style:font-name="Arial Narrow" fo:language="none" fo:country="none" style:language-asian="none" style:country-asian="none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none" fo:country="none" fo:font-weight="bold" style:language-asian="none" style:country-asian="none" style:font-weight-asian="bold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none" fo:country="none" fo:font-weight="bold" style:language-asian="none" style:country-asian="none" style:font-weight-asian="bold"/>
    </style:style>
    <style:style style:name="P12" style:family="paragraph" style:parent-style-name="Standard">
      <style:paragraph-properties fo:orphans="0" fo:widows="0" style:text-autospace="none"/>
      <style:text-properties style:font-name="Arial Narrow" fo:language="none" fo:country="none" fo:font-weight="bold" style:language-asian="none" style:country-asian="none" style:font-weight-asian="bold"/>
    </style:style>
    <style:style style:name="P13" style:family="paragraph" style:parent-style-name="Standard">
      <style:paragraph-properties fo:orphans="0" fo:widows="0" style:text-autospace="none" style:snap-to-layout-grid="false"/>
      <style:text-properties style:font-name="Arial Narrow" fo:language="none" fo:country="none" fo:font-weight="bold" style:language-asian="none" style:country-asian="none" style:font-weight-asian="bold"/>
    </style:style>
    <style:style style:name="P14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none" fo:country="none" fo:font-weight="bold" style:language-asian="none" style:country-asian="none" style:font-weight-asian="bold" style:font-size-complex="11pt"/>
    </style:style>
    <style:style style:name="P15" style:family="paragraph" style:parent-style-name="Standard">
      <style:paragraph-properties fo:orphans="0" fo:widows="0" style:text-autospace="none" style:snap-to-layout-grid="false"/>
      <style:text-properties style:font-name="Arial Narrow" fo:language="none" fo:country="none" fo:font-weight="bold" style:language-asian="none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style:font-name="Arial Narrow" fo:font-size="20pt" fo:language="none" fo:country="none" fo:font-weight="bold" style:font-size-asian="20pt" style:language-asian="none" style:country-asian="none" style:font-weight-asian="bold" style:font-size-complex="20pt"/>
    </style:style>
    <style:style style:name="P17" style:family="paragraph" style:parent-style-name="Standard">
      <style:paragraph-properties fo:text-align="justify" style:justify-single-word="false" style:snap-to-layout-grid="false">
        <style:tab-stops>
          <style:tab-stop style:position="0.609cm"/>
        </style:tab-stops>
      </style:paragraph-properties>
      <style:text-properties style:font-name="Arial Narrow"/>
    </style:style>
    <style:style style:name="P18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/>
    </style:style>
    <style:style style:name="P19" style:family="paragraph" style:parent-style-name="Standard">
      <style:paragraph-properties fo:orphans="0" fo:widows="0" style:text-autospace="none"/>
      <style:text-properties style:font-name="Arial Narrow" fo:font-weight="bold" style:font-weight-asian="bold" style:font-name-complex="Arial Narrow"/>
    </style:style>
    <style:style style:name="P20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 style:font-name-complex="Arial Narrow"/>
    </style:style>
    <style:style style:name="P21" style:family="paragraph" style:parent-style-name="Standard">
      <style:paragraph-properties fo:orphans="0" fo:widows="0" style:text-autospace="none" style:snap-to-layout-grid="false"/>
      <style:text-properties style:font-name="Arial Narrow" fo:font-weight="bold" style:font-weight-asian="bold" style:font-name-complex="Arial Narrow" style:font-weight-complex="bold"/>
    </style:style>
    <style:style style:name="P22" style:family="paragraph" style:parent-style-name="Standard">
      <style:paragraph-properties style:text-autospace="none" style:snap-to-layout-grid="false"/>
      <style:text-properties style:font-name="Arial Narrow" fo:font-weight="bold" style:font-weight-asian="bold" style:font-name-complex="ArialNarrow"/>
    </style:style>
    <style:style style:name="P23" style:family="paragraph" style:parent-style-name="Standard">
      <style:text-properties style:font-name="Arial Narrow" fo:font-size="9pt" fo:language="none" fo:country="none" style:font-size-asian="9pt" style:language-asian="none" style:country-asian="none"/>
    </style:style>
    <style:style style:name="P24" style:family="paragraph" style:parent-style-name="Standard">
      <style:text-properties style:font-name="Arial Narrow" fo:font-size="9pt" fo:language="none" fo:country="none" style:font-size-asian="9pt" style:language-asian="none" style:country-asian="none" style:font-size-complex="9pt" style:font-weight-complex="bold"/>
    </style:style>
    <style:style style:name="P25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none" fo:country="none" style:font-size-asian="14pt" style:language-asian="none" style:country-asian="none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rial Narrow" fo:font-size="14pt" fo:language="none" fo:country="none" fo:font-weight="bold" style:font-size-asian="14pt" style:language-asian="none" style:country-asian="none" style:font-weight-asian="bold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 Narrow" fo:font-size="24pt" fo:language="none" fo:country="none" style:font-size-asian="24pt" style:language-asian="none" style:country-asian="none"/>
    </style:style>
    <style:style style:name="P28" style:family="paragraph" style:parent-style-name="Standard">
      <style:paragraph-properties fo:orphans="0" fo:widows="0" style:text-autospace="none"/>
      <style:text-properties style:font-name="Arial Narrow"/>
    </style:style>
    <style:style style:name="P29" style:family="paragraph" style:parent-style-name="Standard">
      <style:paragraph-properties style:snap-to-layout-grid="false"/>
      <style:text-properties style:font-name="Arial Narrow"/>
    </style:style>
    <style:style style:name="P30" style:family="paragraph" style:parent-style-name="Standard">
      <style:paragraph-properties fo:orphans="0" fo:widows="0" style:text-autospace="none"/>
      <style:text-properties style:font-name="Arial Narrow" style:font-name-complex="Arial Narrow"/>
    </style:style>
    <style:style style:name="P31" style:family="paragraph" style:parent-style-name="Standard">
      <style:paragraph-properties fo:orphans="0" fo:widows="0" style:text-autospace="none" style:snap-to-layout-grid="false"/>
      <style:text-properties style:font-name="Arial Narrow" style:font-name-complex="Arial Narrow" style:font-weight-complex="bold"/>
    </style:style>
    <style:style style:name="P32" style:family="paragraph" style:parent-style-name="Standard">
      <style:paragraph-properties style:text-autospace="none"/>
      <style:text-properties style:font-name="Arial Narrow" style:font-name-complex="Arial Narrow"/>
    </style:style>
    <style:style style:name="P33" style:family="paragraph" style:parent-style-name="Standard">
      <style:paragraph-properties fo:orphans="0" fo:widows="0" style:text-autospace="none"/>
      <style:text-properties style:font-name="Arial Narrow" style:font-weight-complex="bold"/>
    </style:style>
    <style:style style:name="P34" style:family="paragraph" style:parent-style-name="Standard">
      <style:paragraph-properties style:text-autospace="none"/>
      <style:text-properties style:font-name="Arial Narrow" style:font-name-complex="ArialNarrow"/>
    </style:style>
    <style:style style:name="P35" style:family="paragraph" style:parent-style-name="Standard">
      <style:paragraph-properties fo:orphans="0" fo:widows="0" style:text-autospace="none"/>
      <style:text-properties style:font-name="Arial Narrow" style:language-asian="zxx" style:country-asian="none" style:font-name-complex="Arial Narrow" style:language-complex="zxx" style:country-complex="none"/>
    </style:style>
    <style:style style:name="P36" style:family="paragraph" style:parent-style-name="Standard">
      <style:text-properties fo:language="none" fo:country="none" style:language-asian="none" style:country-asian="non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 fo:orphans="0" fo:widows="0" style:text-autospace="none"/>
    </style:style>
    <style:style style:name="P39" style:family="paragraph" style:parent-style-name="Standard">
      <style:paragraph-properties fo:text-align="center" style:justify-single-word="false" fo:orphans="0" fo:widows="0" style:text-autospace="none" style:snap-to-layout-grid="false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 style:snap-to-layout-grid="false">
        <style:tab-stops>
          <style:tab-stop style:position="0.609cm"/>
        </style:tab-stops>
      </style:paragraph-properties>
    </style:style>
    <style:style style:name="P42" style:family="paragraph" style:parent-style-name="Standard">
      <style:paragraph-properties style:snap-to-layout-grid="false"/>
    </style:style>
    <style:style style:name="P43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none" fo:country="none" fo:font-weight="bold" fo:background-color="#000000" style:font-size-asian="10pt" style:language-asian="none" style:country-asian="none" style:font-weight-asian="bold"/>
    </style:style>
    <style:style style:name="P4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none" fo:country="none" fo:font-weight="bold" fo:background-color="#000000" style:font-size-asian="10pt" style:language-asian="none" style:country-asian="none" style:font-weight-asian="bold" style:font-size-complex="11pt"/>
    </style:style>
    <style:style style:name="P4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none" fo:country="none" fo:font-weight="bold" fo:background-color="#000000" style:language-asian="none" style:country-asian="none" style:font-weight-asian="bold" style:font-size-complex="11pt"/>
    </style:style>
    <style:style style:name="P4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none" fo:country="none" fo:font-weight="bold" fo:background-color="#000000" style:language-asian="none" style:country-asian="none" style:font-weight-asian="bold"/>
    </style:style>
    <style:style style:name="P47" style:family="paragraph" style:parent-style-name="Standard">
      <style:paragraph-properties fo:orphans="0" fo:widows="0" style:text-autospace="none"/>
    </style:style>
    <style:style style:name="P48" style:family="paragraph" style:parent-style-name="Standard">
      <style:paragraph-properties fo:orphans="0" fo:widows="0" style:text-autospace="none" style:snap-to-layout-grid="false"/>
    </style:style>
    <style:style style:name="P49" style:family="paragraph" style:parent-style-name="Standard">
      <style:paragraph-properties fo:orphans="0" fo:widows="0" style:text-autospace="none">
        <style:tab-stops>
          <style:tab-stop style:position="0.101cm"/>
        </style:tab-stops>
      </style:paragraph-properties>
    </style:style>
    <style:style style:name="P50" style:family="paragraph" style:parent-style-name="Standard">
      <style:paragraph-properties fo:orphans="0" fo:widows="0" style:text-autospace="none"/>
      <style:text-properties style:font-name="ArialMT" fo:language="none" fo:country="none" style:language-asian="none" style:country-asian="none" style:font-size-complex="11pt"/>
    </style:style>
    <style:style style:name="P51" style:family="paragraph" style:parent-style-name="Standard">
      <style:paragraph-properties fo:orphans="0" fo:widows="0" style:text-autospace="none" style:snap-to-layout-grid="false"/>
      <style:text-properties style:font-name="ArialMT" fo:language="none" fo:country="none" style:language-asian="none" style:country-asian="none" style:font-size-complex="11pt"/>
    </style:style>
    <style:style style:name="P52" style:family="paragraph" style:parent-style-name="Standard">
      <style:paragraph-properties fo:orphans="0" fo:widows="0" style:text-autospace="none" style:snap-to-layout-grid="false"/>
      <style:text-properties style:font-name="TimesNewRomanPSMT" fo:language="none" fo:country="none" style:language-asian="none" style:country-asian="none"/>
    </style:style>
    <style:style style:name="P53" style:family="paragraph" style:parent-style-name="Standard">
      <style:paragraph-properties style:text-autospace="none"/>
    </style:style>
    <style:style style:name="P54" style:family="paragraph" style:parent-style-name="Standard">
      <style:paragraph-properties fo:text-align="center" style:justify-single-word="false" fo:orphans="0" fo:widows="0" fo:break-before="page" style:text-autospace="none"/>
      <style:text-properties style:font-name="Arial Narrow" fo:font-size="20pt" fo:language="none" fo:country="none" fo:font-weight="bold" style:font-size-asian="20pt" style:language-asian="none" style:country-asian="none" style:font-weight-asian="bold" style:font-size-complex="20pt"/>
    </style:style>
    <style:style style:name="P55" style:family="paragraph" style:parent-style-name="Standard">
      <style:paragraph-properties fo:margin-left="0cm" fo:margin-right="4.86cm" fo:text-indent="0cm" style:auto-text-indent="false">
        <style:tab-stops>
          <style:tab-stop style:position="6.401cm"/>
          <style:tab-stop style:position="13.854cm"/>
        </style:tab-stops>
      </style:paragraph-properties>
      <style:text-properties style:font-name="Arial Narrow" fo:language="none" fo:country="none" style:language-asian="none" style:country-asian="none" style:font-name-complex="Arial" style:font-size-complex="11pt"/>
    </style:style>
    <style:style style:name="P56" style:family="paragraph" style:parent-style-name="Standard" style:list-style-name="WW8Num10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fo:hyphenate="false" fo:hyphenation-remain-char-count="2" fo:hyphenation-push-char-count="2"/>
    </style:style>
    <style:style style:name="P57" style:family="paragraph" style:parent-style-name="Standard" style:list-style-name="WW8Num9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 style:list-style-name="WW8Num10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style:font-name="Arial Narrow" fo:language="none" fo:country="none" style:language-asian="none" style:country-asian="none" style:font-name-complex="Arial" style:font-size-complex="11pt" fo:hyphenate="false" fo:hyphenation-remain-char-count="2" fo:hyphenation-push-char-count="2"/>
    </style:style>
    <style:style style:name="P59" style:family="paragraph" style:parent-style-name="Standard" style:list-style-name="WW8Num9">
      <style:paragraph-properties fo:margin-left="0.762cm" fo:margin-right="-0.157cm" fo:hyphenation-ladder-count="no-limit" fo:text-indent="-0.762cm" style:auto-text-indent="false">
        <style:tab-stops>
          <style:tab-stop style:position="3.493cm"/>
          <style:tab-stop style:position="13.854cm"/>
        </style:tab-stops>
      </style:paragraph-properties>
      <style:text-properties style:font-name="Arial Narrow" fo:language="none" fo:country="none" style:language-asian="none" style:country-asian="none" style:font-name-complex="Arial" style:font-size-complex="11pt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61" style:family="paragraph" style:parent-style-name="Standard">
      <style:paragraph-properties fo:margin-left="3.752cm" fo:margin-right="0cm" fo:text-indent="1.251cm" style:auto-text-indent="false"/>
    </style:style>
    <style:style style:name="P62" style:family="paragraph" style:parent-style-name="Standard">
      <style:paragraph-properties fo:margin-left="6.244cm" fo:margin-right="0cm" fo:text-indent="0cm" style:auto-text-indent="false"/>
    </style:style>
    <style:style style:name="P63" style:family="paragraph" style:parent-style-name="Standard">
      <style:paragraph-properties fo:margin-left="6.244cm" fo:margin-right="0cm" fo:text-indent="-1.242cm" style:auto-text-indent="false"/>
    </style:style>
    <style:style style:name="P64" style:family="paragraph" style:parent-style-name="Standard">
      <style:paragraph-properties fo:margin-left="5.002cm" fo:margin-right="0cm" fo:text-indent="1.251cm" style:auto-text-indent="false"/>
    </style:style>
    <style:style style:name="P65" style:family="paragraph" style:parent-style-name="Standard">
      <style:paragraph-properties fo:margin-left="3.75cm" fo:margin-right="0cm" fo:text-indent="1.251cm" style:auto-text-indent="false"/>
    </style:style>
    <style:style style:name="P66" style:family="paragraph" style:parent-style-name="Standard">
      <style:paragraph-properties fo:margin-left="6.244cm" fo:margin-right="0cm" fo:text-indent="-1.244cm" style:auto-text-indent="false"/>
    </style:style>
    <style:style style:name="P67" style:family="paragraph" style:parent-style-name="Standard">
      <style:paragraph-properties fo:margin-left="0.168cm" fo:margin-right="0cm" fo:orphans="0" fo:widows="0" fo:text-indent="0cm" style:auto-text-indent="false" style:text-autospace="none" style:snap-to-layout-grid="false"/>
    </style:style>
    <style:style style:name="P68" style:family="paragraph" style:parent-style-name="Standard">
      <style:paragraph-properties fo:margin-left="0.168cm" fo:margin-right="0cm" fo:orphans="0" fo:widows="0" fo:text-indent="0cm" style:auto-text-indent="false" style:text-autospace="none"/>
      <style:text-properties style:font-name="Arial Narrow" fo:language="it" fo:country="IT"/>
    </style:style>
    <style:style style:name="P69" style:family="paragraph" style:parent-style-name="Standard">
      <style:paragraph-properties fo:margin-left="0.168cm" fo:margin-right="0cm" fo:orphans="0" fo:widows="0" fo:text-indent="0cm" style:auto-text-indent="false" style:text-autospace="none" style:snap-to-layout-grid="false"/>
      <style:text-properties style:font-name="Arial Narrow" fo:language="none" fo:country="none" style:language-asian="none" style:country-asian="none"/>
    </style:style>
    <style:style style:name="P70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1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72" style:family="paragraph" style:parent-style-name="Heading_20_2">
      <style:paragraph-properties fo:text-align="end" style:justify-single-word="false"/>
      <style:text-properties fo:color="#000000" fo:font-size="20pt" fo:language="none" fo:country="none" style:font-size-asian="20pt" style:language-asian="none" style:country-asian="none" style:font-size-complex="20pt"/>
    </style:style>
    <style:style style:name="P73" style:family="paragraph" style:parent-style-name="Heading_20_2">
      <style:paragraph-properties fo:text-align="end" style:justify-single-word="false"/>
      <style:text-properties fo:color="#000000" fo:language="none" fo:country="none" style:language-asian="none" style:country-asian="none"/>
    </style:style>
    <style:style style:name="P74" style:family="paragraph" style:parent-style-name="Heading_20_2">
      <style:paragraph-properties fo:margin-left="5.002cm" fo:margin-right="0cm" fo:text-align="end" style:justify-single-word="false" fo:text-indent="0cm" style:auto-text-indent="false"/>
      <style:text-properties fo:color="#000000" fo:font-size="20pt" fo:language="none" fo:country="none" style:font-size-asian="20pt" style:language-asian="none" style:country-asian="none" style:font-size-complex="20pt"/>
    </style:style>
    <style:style style:name="P75" style:family="paragraph" style:parent-style-name="Heading_20_1">
      <style:text-properties fo:font-size="24pt" fo:language="none" fo:country="none" style:font-size-asian="24pt" style:language-asian="none" style:country-asian="none"/>
    </style:style>
    <style:style style:name="P76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none" fo:country="none" fo:font-weight="normal" style:font-size-asian="9pt" style:language-asian="none" style:country-asian="none" style:font-weight-asian="normal" style:font-size-complex="9pt"/>
    </style:style>
    <style:style style:name="P77" style:family="paragraph" style:parent-style-name="Heading_20_1">
      <style:paragraph-properties fo:margin-left="2.498cm" fo:margin-right="0cm" fo:text-indent="0cm" style:auto-text-indent="false"/>
      <style:text-properties fo:color="#000000" fo:language="none" fo:country="none" style:language-asian="none" style:country-asian="none"/>
    </style:style>
    <style:style style:name="P78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79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80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none" fo:country="none" fo:font-weight="normal" style:font-size-asian="9pt" style:language-asian="none" style:country-asian="none" style:font-weight-asian="normal" style:font-size-complex="9pt"/>
    </style:style>
    <style:style style:name="P81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82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8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8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85" style:family="paragraph" style:parent-style-name="Footer">
      <style:paragraph-properties>
        <style:tab-stops/>
      </style:paragraph-properties>
    </style:style>
    <style:style style:name="P86" style:family="paragraph" style:parent-style-name="PTE_20_Hauptext">
      <style:paragraph-properties fo:margin-left="0cm" fo:margin-right="0.116cm" fo:text-indent="0cm" style:auto-text-indent="false"/>
    </style:style>
    <style:style style:name="P87" style:family="paragraph" style:parent-style-name="PTE_20_Hauptext">
      <style:paragraph-properties fo:margin-left="0cm" fo:margin-right="0.116cm" fo:text-indent="0cm" style:auto-text-indent="false" style:snap-to-layout-grid="false"/>
    </style:style>
    <style:style style:name="P88" style:family="paragraph" style:parent-style-name="PTE_20_Hauptext">
      <style:paragraph-properties fo:margin-left="0cm" fo:margin-right="0.116cm" fo:text-indent="0cm" style:auto-text-indent="false"/>
      <style:text-properties fo:font-size="12pt" style:font-size-asian="12pt" style:font-size-complex="12pt"/>
    </style:style>
    <style:style style:name="P89" style:family="paragraph" style:parent-style-name="PTE_20_Hauptext">
      <style:paragraph-properties fo:margin-left="0cm" fo:margin-right="0.116cm" fo:text-indent="0cm" style:auto-text-indent="false"/>
      <style:text-properties fo:font-size="12pt" style:font-size-asian="12pt" style:font-size-complex="12pt" style:font-weight-complex="bold"/>
    </style:style>
    <style:style style:name="P90" style:family="paragraph" style:parent-style-name="PTE_20_Hauptext">
      <style:paragraph-properties fo:margin-left="0cm" fo:margin-right="0.116cm" fo:text-indent="0cm" style:auto-text-indent="false" style:snap-to-layout-grid="false"/>
      <style:text-properties fo:font-size="12pt" style:font-size-asian="12pt" style:font-size-complex="12pt" style:font-weight-complex="bold"/>
    </style:style>
    <style:style style:name="P91" style:family="paragraph" style:parent-style-name="PTE_20_Hauptext">
      <style:paragraph-properties fo:margin-left="0cm" fo:margin-right="4.561cm" fo:text-indent="0cm" style:auto-text-indent="false"/>
    </style:style>
    <style:style style:name="P92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93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94" style:family="paragraph" style:parent-style-name="PTE_20_Numbering">
      <style:paragraph-properties style:snap-to-layout-grid="false">
        <style:tab-stops>
          <style:tab-stop style:position="-7.975cm"/>
          <style:tab-stop style:position="0.616cm"/>
          <style:tab-stop style:position="16.849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95" style:family="paragraph" style:parent-style-name="PTE_20_Numbering">
      <style:paragraph-properties style:snap-to-layout-grid="false">
        <style:tab-stops>
          <style:tab-stop style:position="0.101cm"/>
          <style:tab-stop style:position="16.194cm" style:type="right"/>
        </style:tab-stops>
      </style:paragraph-properties>
      <style:text-properties fo:font-size="12pt" style:font-size-asian="12pt" style:font-size-complex="12pt"/>
    </style:style>
    <style:style style:name="P96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97" style:family="paragraph" style:parent-style-name="PTE_20_Numbering">
      <style:paragraph-properties style:snap-to-layout-grid="false">
        <style:tab-stops>
          <style:tab-stop style:position="-7.975cm"/>
          <style:tab-stop style:position="0cm"/>
          <style:tab-stop style:position="16.849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98" style:family="paragraph" style:parent-style-name="PTE_20_Numbering">
      <style:paragraph-properties style:snap-to-layout-grid="false">
        <style:tab-stops>
          <style:tab-stop style:position="-7.975cm"/>
          <style:tab-stop style:position="0.616cm"/>
          <style:tab-stop style:position="16.849cm" style:type="right"/>
        </style:tab-stops>
      </style:paragraph-properties>
      <style:text-properties fo:font-weight="bold" style:font-weight-asian="bold" style:font-name-complex="Arial Narrow" style:font-weight-complex="bold"/>
    </style:style>
    <style:style style:name="P99" style:family="paragraph" style:parent-style-name="PTE_20_Numbering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style:language-asian="zxx" style:country-asian="none" style:font-name-complex="Arial Narrow" style:language-complex="zxx" style:country-complex="none"/>
    </style:style>
    <style:style style:name="P100" style:family="paragraph" style:parent-style-name="PTE_20_Numbering" style:list-style-name="WW8Num8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P101" style:family="paragraph" style:parent-style-name="PTE_20_Numbering">
      <style:paragraph-properties fo:margin-left="-0.019cm" fo:margin-right="0cm" fo:text-indent="-0.635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style:font-size-asian="12pt" style:font-name-complex="Arial Narrow" style:font-size-complex="12pt"/>
    </style:style>
    <style:style style:name="P102" style:family="paragraph" style:parent-style-name="PTE_20_Numbering">
      <style:paragraph-properties fo:margin-left="-0.019cm" fo:margin-right="0cm" fo:text-indent="-0.635cm" style:auto-text-indent="false" style:snap-to-layout-grid="false">
        <style:tab-stops>
          <style:tab-stop style:position="-7.994cm"/>
          <style:tab-stop style:position="0.3cm"/>
          <style:tab-stop style:position="0.596cm"/>
          <style:tab-stop style:position="16.829cm" style:type="right"/>
          <style:tab-stop style:position="17.503cm" style:type="right"/>
        </style:tab-stops>
      </style:paragraph-properties>
    </style:style>
    <style:style style:name="P103" style:family="paragraph" style:parent-style-name="PTE_20_Numbering">
      <style:paragraph-properties fo:margin-left="-0.019cm" fo:margin-right="0cm" fo:text-indent="-0.635cm" style:auto-text-indent="false" style:snap-to-layout-grid="false">
        <style:tab-stops>
          <style:tab-stop style:position="-7.994cm"/>
          <style:tab-stop style:position="0.3cm"/>
          <style:tab-stop style:position="0.596cm"/>
          <style:tab-stop style:position="16.829cm" style:type="right"/>
          <style:tab-stop style:position="17.503cm" style:type="right"/>
        </style:tab-stops>
      </style:paragraph-properties>
      <style:text-properties style:language-asian="zxx" style:country-asian="none" style:font-name-complex="Arial Narrow" style:language-complex="zxx" style:country-complex="none"/>
    </style:style>
    <style:style style:name="P104" style:family="paragraph" style:parent-style-name="PTE_20_Numbering">
      <style:paragraph-properties fo:margin-left="0.168cm" fo:margin-right="0cm" fo:text-indent="-0.635cm" style:auto-text-indent="false" style:snap-to-layout-grid="false">
        <style:tab-stops>
          <style:tab-stop style:position="0.616cm"/>
          <style:tab-stop style:position="16.194cm" style:type="right"/>
        </style:tab-stops>
      </style:paragraph-properties>
    </style:style>
    <style:style style:name="P105" style:family="paragraph" style:parent-style-name="PTE_20_Numbering">
      <style:paragraph-properties fo:margin-left="0.168cm" fo:margin-right="0cm" fo:text-indent="-0.635cm" style:auto-text-indent="false">
        <style:tab-stops>
          <style:tab-stop style:position="0.616cm"/>
          <style:tab-stop style:position="16.194cm" style:type="right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ZIM_20_Numbering">
      <style:paragraph-properties>
        <style:tab-stops>
          <style:tab-stop style:position="0.921cm"/>
        </style:tab-stops>
      </style:paragraph-properties>
    </style:style>
    <style:style style:name="P107" style:family="paragraph" style:parent-style-name="ZIM_20_Numbering">
      <style:paragraph-properties style:snap-to-layout-grid="false">
        <style:tab-stops>
          <style:tab-stop style:position="0.921cm"/>
        </style:tab-stops>
      </style:paragraph-properties>
    </style:style>
    <style:style style:name="P108" style:family="paragraph" style:parent-style-name="ZIM_20_Numbering">
      <style:paragraph-properties>
        <style:tab-stops>
          <style:tab-stop style:position="0.92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language-asian="none" style:country-asian="none"/>
    </style:style>
    <style:style style:name="T3" style:family="text">
      <style:text-properties fo:color="#000000"/>
    </style:style>
    <style:style style:name="T4" style:family="text">
      <style:text-properties fo:color="#000000" fo:font-size="20pt" fo:language="none" fo:country="none" style:font-size-asian="20pt" style:language-asian="none" style:country-asian="none" style:font-size-complex="20pt"/>
    </style:style>
    <style:style style:name="T5" style:family="text">
      <style:text-properties style:font-name="Arial Narrow"/>
    </style:style>
    <style:style style:name="T6" style:family="text">
      <style:text-properties style:font-name="Arial Narrow" fo:language="none" fo:country="none" style:language-asian="none" style:country-asian="none"/>
    </style:style>
    <style:style style:name="T7" style:family="text">
      <style:text-properties style:font-name="Arial Narrow" fo:language="none" fo:country="none" style:language-asian="none" style:country-asian="none" style:font-name-complex="Arial" style:font-size-complex="11pt"/>
    </style:style>
    <style:style style:name="T8" style:family="text">
      <style:text-properties style:font-name="Arial Narrow" fo:language="none" fo:country="none" style:language-asian="none" style:country-asian="none" style:font-size-complex="11pt"/>
    </style:style>
    <style:style style:name="T9" style:family="text">
      <style:text-properties style:font-name="Arial Narrow" fo:language="none" fo:country="none" style:language-asian="none" style:country-asian="none" style:font-size-complex="10pt"/>
    </style:style>
    <style:style style:name="T10" style:family="text">
      <style:text-properties style:font-name="Arial Narrow" fo:language="none" fo:country="none" fo:font-weight="bold" style:language-asian="none" style:country-asian="none" style:font-weight-asian="bold"/>
    </style:style>
    <style:style style:name="T11" style:family="text">
      <style:text-properties style:font-name="Arial Narrow" fo:language="none" fo:country="none" fo:font-weight="bold" style:language-asian="none" style:country-asian="none" style:font-weight-asian="bold" style:font-size-complex="11pt"/>
    </style:style>
    <style:style style:name="T12" style:family="text">
      <style:text-properties style:font-name="Arial Narrow" fo:font-size="20pt" fo:language="en" fo:country="US" fo:font-weight="bold" style:font-size-asian="20pt" style:language-asian="none" style:country-asian="none" style:font-weight-asian="bold" style:font-size-complex="20pt"/>
    </style:style>
    <style:style style:name="T13" style:family="text">
      <style:text-properties style:font-name="Arial Narrow" fo:font-size="20pt" fo:language="none" fo:country="none" fo:font-weight="bold" style:font-size-asian="20pt" style:language-asian="none" style:country-asian="none" style:font-weight-asian="bold" style:font-size-complex="20pt"/>
    </style:style>
    <style:style style:name="T14" style:family="text">
      <style:text-properties style:font-name="Arial Narrow" style:font-name-complex="Arial" style:font-size-complex="11pt"/>
    </style:style>
    <style:style style:name="T15" style:family="text">
      <style:text-properties style:font-name="Arial Narrow" fo:font-size="9pt" style:font-size-asian="9pt" style:font-size-complex="9pt"/>
    </style:style>
    <style:style style:name="T16" style:family="text">
      <style:text-properties style:font-name="Arial Narrow" fo:font-size="9pt" style:font-size-asian="9pt" style:font-name-complex="Arial Narrow" style:font-size-complex="9pt" style:font-weight-complex="bold"/>
    </style:style>
    <style:style style:name="T17" style:family="text">
      <style:text-properties style:font-name="Arial Narrow" fo:font-size="9pt" fo:language="none" fo:country="none" style:font-size-asian="9pt" style:language-asian="none" style:country-asian="none"/>
    </style:style>
    <style:style style:name="T18" style:family="text">
      <style:text-properties style:font-name="Arial Narrow" fo:font-size="9pt" fo:language="none" fo:country="none" style:font-size-asian="9pt" style:language-asian="none" style:country-asian="none" style:font-size-complex="9pt"/>
    </style:style>
    <style:style style:name="T19" style:family="text">
      <style:text-properties style:font-name="Arial Narrow" fo:font-size="9pt" fo:language="none" fo:country="none" style:font-size-asian="9pt" style:language-asian="none" style:country-asian="none" style:font-size-complex="9pt" style:font-weight-complex="bold"/>
    </style:style>
    <style:style style:name="T20" style:family="text">
      <style:text-properties style:font-name="Arial Narrow" fo:font-size="9pt" fo:language="none" fo:country="none" fo:font-weight="normal" style:font-size-asian="9pt" style:language-asian="none" style:country-asian="none" style:font-weight-asian="normal" style:font-size-complex="9pt"/>
    </style:style>
    <style:style style:name="T21" style:family="text">
      <style:text-properties style:font-name="Arial Narrow" fo:font-size="9pt" fo:language="none" fo:country="none" fo:font-weight="bold" style:font-size-asian="9pt" style:language-asian="none" style:country-asian="none" style:font-weight-asian="bold"/>
    </style:style>
    <style:style style:name="T22" style:family="text">
      <style:text-properties style:font-name="Arial Narrow" fo:font-size="9pt" fo:language="none" fo:country="none" fo:font-weight="bold" style:font-size-asian="9pt" style:language-asian="none" style:country-asian="none" style:font-weight-asian="bold" style:font-size-complex="9pt"/>
    </style:style>
    <style:style style:name="T23" style:family="text">
      <style:text-properties style:font-name="Arial Narrow" fo:font-size="9pt" fo:language="none" fo:country="none" fo:font-style="italic" style:font-size-asian="9pt" style:language-asian="none" style:country-asian="none" style:font-style-asian="italic"/>
    </style:style>
    <style:style style:name="T24" style:family="text">
      <style:text-properties style:font-name="Arial Narrow" fo:font-size="9pt" fo:font-weight="bold" style:font-size-asian="9pt" style:font-weight-asian="bold" style:font-name-complex="Arial Narrow" style:font-size-complex="9pt" style:font-weight-complex="bold"/>
    </style:style>
    <style:style style:name="T25" style:family="text">
      <style:text-properties style:font-name="Arial Narrow" fo:font-weight="bold" style:font-weight-asian="bold"/>
    </style:style>
    <style:style style:name="T26" style:family="text">
      <style:text-properties style:font-name="Arial Narrow" fo:font-weight="bold" style:font-weight-asian="bold" style:font-name-complex="Arial Narrow"/>
    </style:style>
    <style:style style:name="T27" style:family="text">
      <style:text-properties style:font-name="Arial Narrow" fo:font-weight="bold" style:font-weight-asian="bold" style:font-name-complex="Arial Narrow" style:font-weight-complex="bold"/>
    </style:style>
    <style:style style:name="T28" style:family="text">
      <style:text-properties style:font-name="Arial Narrow" fo:font-weight="bold" style:language-asian="zxx" style:country-asian="none" style:font-weight-asian="bold" style:font-name-complex="Arial Narrow" style:language-complex="zxx" style:country-complex="none"/>
    </style:style>
    <style:style style:name="T29" style:family="text">
      <style:text-properties style:font-name="Arial Narrow" style:font-name-complex="Arial Narrow"/>
    </style:style>
    <style:style style:name="T30" style:family="text">
      <style:text-properties style:font-name="Arial Narrow" style:font-name-complex="Arial Narrow" style:font-weight-complex="bold"/>
    </style:style>
    <style:style style:name="T31" style:family="text">
      <style:text-properties style:font-name="Arial Narrow" style:font-name-complex="Arial Narrow" style:font-style-complex="italic"/>
    </style:style>
    <style:style style:name="T32" style:family="text">
      <style:text-properties style:font-name="Arial Narrow" style:font-weight-complex="bold"/>
    </style:style>
    <style:style style:name="T33" style:family="text">
      <style:text-properties style:font-name="Arial Narrow" style:font-name-complex="ArialNarrow"/>
    </style:style>
    <style:style style:name="T34" style:family="text">
      <style:text-properties style:font-name="Arial Narrow" style:language-asian="zxx" style:country-asian="none" style:language-complex="zxx" style:country-complex="none" style:font-weight-complex="bold"/>
    </style:style>
    <style:style style:name="T35" style:family="text">
      <style:text-properties style:font-name="Arial Narrow" style:language-asian="zxx" style:country-asian="none" style:font-name-complex="Arial Narrow" style:language-complex="zxx" style:country-complex="none"/>
    </style:style>
    <style:style style:name="T36" style:family="text">
      <style:text-properties style:font-name="Arial Narrow" fo:font-size="8pt" style:font-size-asian="8pt"/>
    </style:style>
    <style:style style:name="T37" style:family="text">
      <style:text-properties style:font-name-complex="Arial Narrow"/>
    </style:style>
    <style:style style:name="T38" style:family="text">
      <style:text-properties fo:color="#ffffff" style:font-name="Arial Narrow" fo:font-size="16pt" fo:language="none" fo:country="none" fo:font-weight="bold" style:font-size-asian="16pt" style:language-asian="none" style:country-asian="none" style:font-weight-asian="bold" style:font-size-complex="11pt"/>
    </style:style>
    <style:style style:name="T39" style:family="text">
      <style:text-properties style:font-name="ArialMT" fo:language="none" fo:country="none" style:language-asian="none" style:country-asian="none" style:font-size-complex="11pt"/>
    </style:style>
    <style:style style:name="T40" style:family="text">
      <style:text-properties fo:font-size="12pt" fo:font-weight="bold" style:font-size-asian="12pt" style:font-weight-asian="bold" style:font-name-complex="Arial Narrow" style:font-size-complex="12pt"/>
    </style:style>
    <style:style style:name="T41" style:family="text">
      <style:text-properties fo:font-size="12pt" fo:font-weight="bold" style:font-size-asian="12pt" style:font-weight-asian="bold" style:font-name-complex="ArialNarrow-Bold" style:font-size-complex="12pt" style:font-weight-complex="bold"/>
    </style:style>
    <style:style style:name="T42" style:family="text">
      <style:text-properties fo:font-size="12pt" style:font-size-asian="12pt" style:font-name-complex="Arial Narrow" style:font-size-complex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style:font-size-asian="12pt" style:font-size-complex="12pt" style:font-weight-complex="bold"/>
    </style:style>
    <style:style style:name="T45" style:family="text">
      <style:text-properties style:font-size-complex="14pt" style:font-weight-complex="bold"/>
    </style:style>
    <style:style style:name="T46" style:family="text">
      <style:text-properties style:font-name="ArialNarrow" style:font-name-complex="ArialNarrow"/>
    </style:style>
    <style:style style:name="T47" style:family="text">
      <style:text-properties style:language-complex="zxx" style:country-complex="none"/>
    </style:style>
    <style:style style:name="T48" style:family="text">
      <style:text-properties style:language-asian="zxx" style:country-asian="none"/>
    </style:style>
    <style:style style:name="T49" style:family="text">
      <style:text-properties style:language-asian="zxx" style:country-asian="none" style:language-complex="zxx" style:country-complex="none"/>
    </style:style>
    <style:style style:name="T50" style:family="text">
      <style:text-properties style:language-asian="zxx" style:country-asian="none" style:font-name-complex="Arial Narrow" style:language-complex="zxx" style:country-complex="none"/>
    </style:style>
    <style:style style:name="T5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header-rows>
          <table:table-row table:style-name="Tabelle1.1">
            <table:table-cell table:style-name="Tabelle1.A1" office:value-type="string">
              <text:p text:style-name="P43">Nr.</text:p>
            </table:table-cell>
            <table:table-cell table:style-name="Tabelle1.A1" table:number-columns-spanned="2" office:value-type="string">
              <text:p text:style-name="P44">Zeit in min.</text:p>
            </table:table-cell>
            <table:covered-table-cell/>
            <table:table-cell table:style-name="Tabelle1.A1" office:value-type="string">
              <text:p text:style-name="P45">Ziel</text:p>
            </table:table-cell>
            <table:table-cell table:style-name="Tabelle1.A1" table:number-columns-spanned="3" office:value-type="string">
              <text:p text:style-name="P45">Inhalt</text:p>
            </table:table-cell>
            <table:covered-table-cell/>
            <table:covered-table-cell/>
            <table:table-cell table:style-name="Tabelle1.A1" office:value-type="string">
              <text:p text:style-name="P46">Methode</text:p>
            </table:table-cell>
            <table:table-cell table:style-name="Tabelle1.A1" table:number-columns-spanned="2" office:value-type="string">
              <text:p text:style-name="P45">Rolle TM</text:p>
            </table:table-cell>
            <table:covered-table-cell/>
            <table:table-cell table:style-name="Tabelle1.K1" office:value-type="string">
              <text:p text:style-name="P45">Anlagen/Hilfsmittel</text:p>
            </table:table-cell>
          </table:table-row>
        </table:table-header-rows>
        <table:table-row table:style-name="Tabelle1.1">
          <table:table-cell table:style-name="Tabelle1.A2" table:number-columns-spanned="11" office:value-type="string">
            <text:p text:style-name="P48"><text:span text:style-name="T38">1. Stunde – Was verbindest Du mit Europa? Einführung und Projektvorstellu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48"><text:span text:style-name="T6">[!-- BEGIN row.anlagen --]{name}</text:span></text:p>
          </table:table-cell>
          <table:table-cell table:style-name="Tabelle1.A3" table:number-columns-spanned="2" office:value-type="string">
            <text:p text:style-name="P11">{zeit}</text:p>
          </table:table-cell>
          <table:covered-table-cell/>
          <table:table-cell table:style-name="Tabelle1.A3" office:value-type="string">
            <text:p text:style-name="P8">{ziel}</text:p>
          </table:table-cell>
          <table:table-cell table:style-name="Tabelle1.A3" table:number-columns-spanned="3" office:value-type="string">
            <text:p text:style-name="P8">{kurzinhalt}</text:p>
          </table:table-cell>
          <table:covered-table-cell/>
          <table:covered-table-cell/>
          <table:table-cell table:style-name="Tabelle1.A3" office:value-type="string">
            <text:p text:style-name="P13">{methode}</text:p>
          </table:table-cell>
          <table:table-cell table:style-name="Tabelle1.A3" table:number-columns-spanned="2" office:value-type="string">
            <text:p text:style-name="P8">{rolletm}</text:p>
          </table:table-cell>
          <table:covered-table-cell/>
          <table:table-cell table:style-name="Tabelle1.K3" office:value-type="string">
            <text:list xml:id="list1550146591" text:style-name="WW8Num8">
              <text:list-header>
                <text:p text:style-name="P92"><text:span text:style-name="T40">{name}</text:span></text:p>
                <text:p text:style-name="P100"><text:span text:style-name="T10">{material}[!-- END row.anlagen --]</text:span></text:p>
              </text:list-header>
            </text:list>
          </table:table-cell>
        </table:table-row>
        <table:table-row table:style-name="Tabelle1.1">
          <table:table-cell table:style-name="Tabelle1.A3" office:value-type="string">
            <text:p text:style-name="P5">E2</text:p>
          </table:table-cell>
          <table:table-cell table:style-name="Tabelle1.A3" table:number-columns-spanned="2" office:value-type="string">
            <text:p text:style-name="P14">5</text:p>
          </table:table-cell>
          <table:covered-table-cell/>
          <table:table-cell table:style-name="Tabelle1.A3" office:value-type="string">
            <text:p text:style-name="P48"><text:span text:style-name="T8">Die TN kennen die Ziele des NDC</text:span></text:p>
          </table:table-cell>
          <table:table-cell table:style-name="Tabelle1.A3" table:number-columns-spanned="3" office:value-type="string">
            <text:p text:style-name="P15">Projektvorstellung NDC</text:p>
          </table:table-cell>
          <table:covered-table-cell/>
          <table:covered-table-cell/>
          <table:table-cell table:style-name="Tabelle1.A3" office:value-type="string">
            <text:p text:style-name="P5">Input mit Visualisierung</text:p>
          </table:table-cell>
          <table:table-cell table:style-name="Tabelle1.A3" table:number-columns-spanned="2" office:value-type="string">
            <text:p text:style-name="P5">kurz und knackig bleiben</text:p>
          </table:table-cell>
          <table:covered-table-cell/>
          <table:table-cell table:style-name="Tabelle1.K3" office:value-type="string">
            <text:p text:style-name="P48"><text:span text:style-name="T11">E2</text:span></text:p>
            <text:p text:style-name="P4">PW, laminierte Karten</text:p>
          </table:table-cell>
        </table:table-row>
        <table:table-row table:style-name="Tabelle1.1">
          <table:table-cell table:style-name="Tabelle1.A3" office:value-type="string">
            <text:p text:style-name="P5">E3</text:p>
          </table:table-cell>
          <table:table-cell table:style-name="Tabelle1.A3" table:number-columns-spanned="2" office:value-type="string">
            <text:p text:style-name="P14">5</text:p>
          </table:table-cell>
          <table:covered-table-cell/>
          <table:table-cell table:style-name="Tabelle1.A3" office:value-type="string">
            <text:p text:style-name="P5">Die TN kennen den Tagesablauf</text:p>
          </table:table-cell>
          <table:table-cell table:style-name="Tabelle1.A3" table:number-columns-spanned="3" office:value-type="string">
            <text:p text:style-name="P15">Tagesplan</text:p>
            <text:list xml:id="list1105552389" text:style-name="WW8Num9">
              <text:list-item>
                <text:p text:style-name="P59">Was verbindest Du mit Europa? Einführung und Projektvorstellung</text:p>
              </text:list-item>
              <text:list-item>
                <text:p text:style-name="P59">Worüber reden wir eigentlich? Von Europa zur Europäischen <text:soft-page-break/>Union</text:p>
              </text:list-item>
              <text:list-item>
                <text:p text:style-name="P59">EU für alle! Wie Du die EU nutzen kannst</text:p>
              </text:list-item>
              <text:list-item>
                <text:p text:style-name="P59">Die EU zwischen Anspruch und Wirklichkeit</text:p>
              </text:list-item>
              <text:list-item>
                <text:p text:style-name="P59">EUtopia! Gestalte Dein Europa!</text:p>
              </text:list-item>
              <text:list-item>
                <text:p text:style-name="P57"><text:span text:style-name="T7">Die EU - das bist auch Du! Handlung</text:span><text:span text:style-name="T14">s-</text:span><text:span text:style-name="T7">möglichkeiten für eine solidarische Union</text:span></text:p>
              </text:list-item>
            </text:list>
          </table:table-cell>
          <table:covered-table-cell/>
          <table:covered-table-cell/>
          <table:table-cell table:style-name="Tabelle1.A3" office:value-type="string">
            <text:p text:style-name="P5">Input mit Visualisierung</text:p>
          </table:table-cell>
          <table:table-cell table:style-name="Tabelle1.A3" table:number-columns-spanned="2" office:value-type="string">
            <text:p text:style-name="P5">kurz und knackig bleiben</text:p>
          </table:table-cell>
          <table:covered-table-cell/>
          <table:table-cell table:style-name="Tabelle1.K3" office:value-type="string">
            <text:p text:style-name="P15">E3</text:p>
            <text:p text:style-name="P4">PW, laminierte Karten</text:p>
          </table:table-cell>
        </table:table-row>
        <table:table-row table:style-name="Tabelle1.1">
          <table:table-cell table:style-name="Tabelle1.A3" office:value-type="string">
            <text:p text:style-name="P48"><text:span text:style-name="T8">X4</text:span></text:p>
          </table:table-cell>
          <table:table-cell table:style-name="Tabelle1.A3" table:number-columns-spanned="2" office:value-type="string">
            <text:p text:style-name="P14">5</text:p>
          </table:table-cell>
          <table:covered-table-cell/>
          <table:table-cell table:style-name="Tabelle1.A3" office:value-type="string">
            <text:p text:style-name="P5">Die TN haben eine Arbeitsgrundlage vereinbart</text:p>
          </table:table-cell>
          <table:table-cell table:style-name="Tabelle1.A3" table:number-columns-spanned="3" office:value-type="string">
            <text:p text:style-name="P48"><text:span text:style-name="T11">Kommunikations-vereinbarungen</text:span></text:p>
            <text:p text:style-name="P4">Wie wollt ihr den Tag miteinander verbringen/gestalten? Worauf kann jedeR achten?</text:p>
          </table:table-cell>
          <table:covered-table-cell/>
          <table:covered-table-cell/>
          <table:table-cell table:style-name="Tabelle1.A3" office:value-type="string">
            <text:p text:style-name="P5">Zurufabfrage mit Visualisierung</text:p>
          </table:table-cell>
          <table:table-cell table:style-name="Tabelle1.A3" table:number-columns-spanned="2" office:value-type="string">
            <text:p text:style-name="P5">auf Vereinbarkeit mit unseren Grundsätzen achten!</text:p>
          </table:table-cell>
          <table:covered-table-cell/>
          <table:table-cell table:style-name="Tabelle1.K3" office:value-type="string">
            <text:p text:style-name="P15">X4</text:p>
            <text:p text:style-name="P4">PW, Stifte, Kreppband</text:p>
          </table:table-cell>
        </table:table-row>
        <table:table-row table:style-name="Tabelle1.1">
          <table:table-cell table:style-name="Tabelle1.A3" office:value-type="string">
            <text:p text:style-name="P48"><text:span text:style-name="T8">E5</text:span></text:p>
          </table:table-cell>
          <table:table-cell table:style-name="Tabelle1.A3" table:number-columns-spanned="2" office:value-type="string">
            <text:p text:style-name="P14">10</text:p>
          </table:table-cell>
          <table:covered-table-cell/>
          <table:table-cell table:style-name="Tabelle1.A3" office:value-type="string">
            <text:p text:style-name="P5">TN haben sich Gedanken zu dem Begriff „Europa“ gemacht und <text:soft-page-break/>erkennen, dass es gleiche, ähnliche und verschiedene Assoziationen dazu gibt</text:p>
          </table:table-cell>
          <table:table-cell table:style-name="Tabelle1.A3" table:number-columns-spanned="3" office:value-type="string">
            <text:p text:style-name="P5">Was verbindest du mit Europa?</text:p>
            <text:p text:style-name="P4">Stumme Diskussion</text:p>
          </table:table-cell>
          <table:covered-table-cell/>
          <table:covered-table-cell/>
          <table:table-cell table:style-name="Tabelle1.A3" office:value-type="string">
            <text:p text:style-name="P48"><text:span text:style-name="T11">Stumme Diskussion</text:span><text:span text:style-name="T8"> an 2 Pinwänden</text:span></text:p>
          </table:table-cell>
          <table:table-cell table:style-name="Tabelle1.A3" table:number-columns-spanned="2" office:value-type="string">
            <text:p text:style-name="P5">Diskussionsstränge mitverfolgen, motivieren</text:p>
          </table:table-cell>
          <table:covered-table-cell/>
          <table:table-cell table:style-name="Tabelle1.K3" office:value-type="string">
            <text:p text:style-name="P48"><text:span text:style-name="T11">E5</text:span></text:p>
            <text:p text:style-name="P4">2 PW, Stifte,</text:p>
            <text:p text:style-name="P4">gr. Europa-Beschriftung</text:p>
            <text:p text:style-name="P50"><text:soft-page-break/></text:p>
          </table:table-cell>
        </table:table-row>
        <table:table-row table:style-name="Tabelle1.1">
          <table:table-cell table:style-name="Tabelle1.A2" table:number-columns-spanned="11" office:value-type="string">
            <text:p text:style-name="P48"><text:span text:style-name="T38">2. Stunde – Wörüber reden wir eigentlich? Von Europa zur Europäischen Un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48"><text:span text:style-name="T6">E6</text:span></text:p>
          </table:table-cell>
          <table:table-cell table:style-name="Tabelle1.A3" table:number-columns-spanned="2" office:value-type="string">
            <text:p text:style-name="P11">15</text:p>
          </table:table-cell>
          <table:covered-table-cell/>
          <table:table-cell table:style-name="Tabelle1.A3" office:value-type="string">
            <text:p text:style-name="P8">TN kennen Europas staatliche Gliederung</text:p>
          </table:table-cell>
          <table:table-cell table:style-name="Tabelle1.A3" table:number-columns-spanned="3" office:value-type="string">
            <text:p text:style-name="P48"><text:span text:style-name="T6">TN puzzeln Europa an die Tafel und tauschen ihr Wissen über verschiedene Länder aus</text:span></text:p>
          </table:table-cell>
          <table:covered-table-cell/>
          <table:covered-table-cell/>
          <table:table-cell table:style-name="Tabelle1.A3" office:value-type="string">
            <text:p text:style-name="P20">Europa Puzzle</text:p>
          </table:table-cell>
          <table:table-cell table:style-name="Tabelle1.A3" table:number-columns-spanned="2" office:value-type="string">
            <text:p text:style-name="P8">auf die Einbindung aller TN achten</text:p>
          </table:table-cell>
          <table:covered-table-cell/>
          <table:table-cell table:style-name="Tabelle1.K3" office:value-type="string">
            <text:p text:style-name="P48"><text:span text:style-name="T10">E6</text:span></text:p>
            <text:p text:style-name="P29">(magnetisches) Europa-Puzzle </text:p>
            <text:p text:style-name="Standard"><text:span text:style-name="T5">Tafel oder Pinnwandpapier zum Unterlegen </text:span></text:p>
            <text:p text:style-name="P47"><text:span text:style-name="T29">optional Europakarte</text:span></text:p>
          </table:table-cell>
        </table:table-row>
        <table:table-row table:style-name="Tabelle1.1">
          <table:table-cell table:style-name="Tabelle1.A3" office:value-type="string">
            <text:p text:style-name="P48"><text:span text:style-name="T6">E7</text:span>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office:value-type="string">
            <text:p text:style-name="P42"><text:span text:style-name="T5">TN haben erkannt, dass die Staaten Europas auf unterschiedlichen Ebenen zusammenarbeiten und sich entsprechend auch unterschiedlich gruppieren. </text:span></text:p>
            <text:p text:style-name="P47"><text:span text:style-name="T32">TN erkennen im zweiten Schritt den Unterschied zwischen Europa und der EU.</text:span></text:p>
          </table:table-cell>
          <table:table-cell table:style-name="Tabelle1.A3" table:number-columns-spanned="3" office:value-type="string">
            <text:p text:style-name="P42"><text:span text:style-name="T5">Die TN sehen das Europa-Puzzle nun komplett vor sich. Sie sehen die politische Einteilung Europas (Staaten) wie sie historisch entstanden ist. Doch Europa hat auch noch ein paar andere Gesichter – einige davon werden im Folgenden vorgestellt.</text:span></text:p>
          </table:table-cell>
          <table:covered-table-cell/>
          <table:covered-table-cell/>
          <table:table-cell table:style-name="Tabelle1.A3" office:value-type="string">
            <text:p text:style-name="P18">Auswertung Europa</text:p>
            <text:p text:style-name="P47"><text:span text:style-name="T25">Puzzle </text:span></text:p>
            <text:p text:style-name="P47"><text:span text:style-name="T5">visualisierter </text:span><text:span text:style-name="T29">Vortrag</text:span></text:p>
          </table:table-cell>
          <table:table-cell table:style-name="Tabelle1.A3" table:number-columns-spanned="2" office:value-type="string">
            <text:p text:style-name="P8">auf die Einbindung aller TN achten</text:p>
          </table:table-cell>
          <table:covered-table-cell/>
          <table:table-cell table:style-name="Tabelle1.K3" office:value-type="string">
            <text:p text:style-name="P48"><text:span text:style-name="T10">E7</text:span></text:p>
            <text:p text:style-name="P29">Europa Puzzle</text:p>
            <text:p text:style-name="P1">A3 NATO </text:p>
            <text:p text:style-name="P1">A3 EU </text:p>
            <text:p text:style-name="P1">A3 Euro </text:p>
            <text:p text:style-name="P1">A3 Schengen</text:p>
            <text:p text:style-name="P1">Magnete oder Pinnadeln</text:p>
            <text:p text:style-name="P30">Klebepunkte oder Euro-Münzen</text:p>
          </table:table-cell>
        </table:table-row>
        <text:soft-page-break/>
        <table:table-row table:style-name="Tabelle1.1">
          <table:table-cell table:style-name="Tabelle1.A3" office:value-type="string">
            <text:p text:style-name="P48"><text:span text:style-name="T6">E8</text:span>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office:value-type="string">
            <text:p text:style-name="P48"><text:span text:style-name="T32">TN kennen einige wichtige Eckpunkte des europäischen Einigungsprozesses</text:span></text:p>
          </table:table-cell>
          <table:table-cell table:style-name="Tabelle1.A3" table:number-columns-spanned="3" office:value-type="string">
            <text:p text:style-name="P87"><text:span text:style-name="T45">Kurze Darstellung der historischen Entwicklung des europäischen Einigungsprozesses.</text:span></text:p>
            <text:p text:style-name="P12"/>
          </table:table-cell>
          <table:covered-table-cell/>
          <table:covered-table-cell/>
          <table:table-cell table:style-name="Tabelle1.A3" office:value-type="string">
            <text:p text:style-name="P13">Zeitstrahl</text:p>
            <text:p text:style-name="P47"><text:span text:style-name="T29">(auf Boden oder Pinnwand)</text:span></text:p>
            <text:p text:style-name="P30"/>
            <text:p text:style-name="P47"><text:span text:style-name="T10">Start der Visualisierung der prozessbegleitenden Pinnwand „EU“</text:span></text:p>
          </table:table-cell>
          <table:table-cell table:style-name="Tabelle1.A3" table:number-columns-spanned="2" office:value-type="string">
            <text:p text:style-name="P8">referierend</text:p>
          </table:table-cell>
          <table:covered-table-cell/>
          <table:table-cell table:style-name="Tabelle1.K3" office:value-type="string">
            <text:p text:style-name="P20">E8.1, 8.2</text:p>
            <text:p text:style-name="P47"><text:span text:style-name="T29">Laminierte Karten, Pinnwand mit aufgemalten Zeitstrahl oder Kreppband, laminierte Karten EU</text:span></text:p>
          </table:table-cell>
        </table:table-row>
        <table:table-row table:style-name="Tabelle1.1">
          <table:table-cell table:style-name="Tabelle1.A3" office:value-type="string">
            <text:p text:style-name="P48"><text:span text:style-name="T6">E9</text:span>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office:value-type="string">
            <text:p text:style-name="P48"><text:span text:style-name="T32">Die TN haben sich zu den Vorteilen/Chancen/Möglichkeiten Gedanken gemacht, und erkennen diese, welche sich aus dem europäischen Einigungsprozess für Sie ergeben</text:span></text:p>
          </table:table-cell>
          <table:table-cell table:style-name="Tabelle1.A3" table:number-columns-spanned="3" office:value-type="string">
            <text:p text:style-name="P31">Die EU und ich</text:p>
            <text:p text:style-name="P40"><text:span text:style-name="T29">Zusammentragen von Vorteilen, Chancen, Möglichkeiten der TN durch die EU</text:span></text:p>
          </table:table-cell>
          <table:covered-table-cell/>
          <table:covered-table-cell/>
          <table:table-cell table:style-name="Tabelle1.A3" office:value-type="string">
            <text:p text:style-name="P48"><text:span text:style-name="T6">Zurufabfrage </text:span><text:span text:style-name="T10">„Die EU und ich“</text:span></text:p>
            <text:p text:style-name="P12"/>
            <text:p text:style-name="P47"><text:span text:style-name="T26">Fortsetzung der Visualisierung der prozessbegleitende Pinnwand „Vorteile“</text:span></text:p>
          </table:table-cell>
          <table:table-cell table:style-name="Tabelle1.A3" table:number-columns-spanned="2" office:value-type="string">
            <text:p text:style-name="P8">unterstützend, motivierend</text:p>
          </table:table-cell>
          <table:covered-table-cell/>
          <table:table-cell table:style-name="Tabelle1.K3" office:value-type="string">
            <text:p text:style-name="P20">E9</text:p>
            <text:p text:style-name="P47"><text:span text:style-name="T29">PW, eine laminierte Frage und ein Stift</text:span></text:p>
          </table:table-cell>
        </table:table-row>
        <table:table-row table:style-name="Tabelle1.1">
          <table:table-cell table:style-name="Tabelle1.A3" office:value-type="string">
            <text:p text:style-name="P8"/>
          </table:table-cell>
          <table:table-cell table:style-name="Tabelle1.A3" table:number-columns-spanned="2" office:value-type="string">
            <text:p text:style-name="P11">Pause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A3" table:number-columns-spanned="3" office:value-type="string">
            <text:p text:style-name="P8"/>
          </table:table-cell>
          <table:covered-table-cell/>
          <table:covered-table-cell/>
          <table:table-cell table:style-name="Tabelle1.A3" office:value-type="string">
            <text:p text:style-name="P8"/>
          </table:table-cell>
          <table:table-cell table:style-name="Tabelle1.A3" table:number-columns-spanned="2" office:value-type="string">
            <text:p text:style-name="P8"/>
          </table:table-cell>
          <table:covered-table-cell/>
          <table:table-cell table:style-name="Tabelle1.K3" office:value-type="string">
            <text:p text:style-name="P8"/>
            <text:p text:style-name="P7"/>
            <text:p text:style-name="P7"/>
            <text:p text:style-name="P7"/>
          </table:table-cell>
        </table:table-row>
        <table:table-row table:style-name="Tabelle1.1">
          <table:table-cell table:style-name="Tabelle1.A2" table:number-columns-spanned="11" office:value-type="string">
            <text:p text:style-name="P48"><text:span text:style-name="T38">3. Stunde – EU für alle! Wie Du die EU nutzen kann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8">E</text:p>
            <text:p text:style-name="P7">10</text:p>
          </table:table-cell>
          <table:table-cell table:style-name="Tabelle1.A3" table:number-columns-spanned="2" office:value-type="string">
            <text:p text:style-name="P11">20</text:p>
          </table:table-cell>
          <table:covered-table-cell/>
          <table:table-cell table:style-name="Tabelle1.A3" office:value-type="string">
            <text:p text:style-name="P48"><text:span text:style-name="T6">Die </text:span><text:span text:style-name="T33">TN kennen Förderprogramme der EU, mit </text:span><text:soft-page-break/><text:span text:style-name="T33">denen Jugendlichen verschiedene persönliche und gesellschaftliche Chancen eröffnet werden.</text:span></text:p>
          </table:table-cell>
          <table:table-cell table:style-name="Tabelle1.A3" table:number-columns-spanned="3" office:value-type="string">
            <text:p text:style-name="P42"><text:span text:style-name="T5">EU finanzierte Förderprogramme</text:span></text:p>
          </table:table-cell>
          <table:covered-table-cell/>
          <table:covered-table-cell/>
          <table:table-cell table:style-name="Tabelle1.A3" office:value-type="string">
            <text:list xml:id="list1687502361" text:continue-list="list1550146591" text:style-name="WW8Num8">
              <text:list-header>
                <text:p text:style-name="P92"><text:span text:style-name="T41">Topf sucht Deckel- </text:span><text:soft-page-break/><text:span text:style-name="T41">individuelle Möglichkeiten durch die EU</text:span><text:span text:style-name="T42"> „Partner_innensuche“</text:span></text:p>
              </text:list-header>
            </text:list>
            <text:p text:style-name="P47"><text:span text:style-name="T29">Die TN suchen den richtigen Fördertopf bzw. das richtige Projekt zur Förderung,</text:span></text:p>
            <text:p text:style-name="P30"/>
            <text:p text:style-name="P47"><text:span text:style-name="T26">Informationsblatt verteilen</text:span></text:p>
          </table:table-cell>
          <table:table-cell table:style-name="Tabelle1.A3" table:number-columns-spanned="2" office:value-type="string">
            <text:p text:style-name="P8">anleiten, ggf. unterstützen</text:p>
          </table:table-cell>
          <table:covered-table-cell/>
          <table:table-cell table:style-name="Tabelle1.K3" office:value-type="string">
            <text:p text:style-name="P22">E10</text:p>
            <text:p text:style-name="P34">PW</text:p>
            <text:p text:style-name="P53"><text:soft-page-break/><text:span text:style-name="T33">13 Beschreibungen von verschiedenen Fördermöglichkeiten, 13 Beschreibungen von Projekten, Ideen, Interessen, die gefördert werden </text:span></text:p>
            <text:p text:style-name="P53"><text:span text:style-name="T33">wollen, </text:span><text:span text:style-name="T46">Informationsblatt für Auszubildende und Schüler_Innen (in der Anlage E10)</text:span></text:p>
          </table:table-cell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1</text:span></text:p>
          </table:table-cell>
          <table:table-cell table:style-name="Tabelle1.A3" table:number-columns-spanned="2" office:value-type="string">
            <text:p text:style-name="P11">5</text:p>
          </table:table-cell>
          <table:covered-table-cell/>
          <table:table-cell table:style-name="Tabelle1.A3" office:value-type="string">
            <text:p text:style-name="P41"><text:span text:style-name="T32">TN</text:span><text:span text:style-name="T5"> wissen, dass es eine Grundrechtecharta der EU gibt.</text:span></text:p>
            <text:p text:style-name="P41"><text:span text:style-name="T5">TN kennen das Nichtdiskriminierungsgebot aus der </text:span></text:p>
            <text:p text:style-name="P28">Grundrechtecharta im Vertrag von Lissabon.</text:p>
          </table:table-cell>
          <table:table-cell table:style-name="Tabelle1.A3" table:number-columns-spanned="3" office:value-type="string">
            <text:p text:style-name="P42"><text:span text:style-name="T5">Charta der Grundrechte der EU</text:span></text:p>
          </table:table-cell>
          <table:covered-table-cell/>
          <table:covered-table-cell/>
          <table:table-cell table:style-name="Tabelle1.A3" office:value-type="string">
            <text:list xml:id="list1396313066" text:continue-numbering="true" text:style-name="WW8Num8">
              <text:list-header>
                <text:p text:style-name="P92"><text:span text:style-name="T42">Inputreferat </text:span><text:span text:style-name="T40">Grundrechtecharta</text:span></text:p>
              </text:list-header>
            </text:list>
            <text:p text:style-name="P7"/>
          </table:table-cell>
          <table:table-cell table:style-name="Tabelle1.A3" table:number-columns-spanned="2" office:value-type="string">
            <text:p text:style-name="P8"/>
          </table:table-cell>
          <table:covered-table-cell/>
          <table:table-cell table:style-name="Tabelle1.K3" office:value-type="string">
            <text:list xml:id="list1156142780" text:continue-numbering="true" text:style-name="WW8Num8">
              <text:list-header>
                <text:p text:style-name="P92"><text:span text:style-name="T40">E11</text:span></text:p>
                <text:p text:style-name="P93">Karten Grundrechtecharta</text:p>
                <text:p text:style-name="P93">Karte Nichtdiskriminierungsgebot</text:p>
              </text:list-header>
            </text:list>
            <text:p text:style-name="P34"/>
          </table:table-cell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2</text:span></text:p>
          </table:table-cell>
          <table:table-cell table:style-name="Tabelle1.A3" table:number-columns-spanned="2" office:value-type="string">
            <text:p text:style-name="P11">15</text:p>
          </table:table-cell>
          <table:covered-table-cell/>
          <table:table-cell table:style-name="Tabelle1.A3" office:value-type="string">
            <text:p text:style-name="P41"><text:span text:style-name="T32">TN</text:span><text:span text:style-name="T5"> wissen, dass es in der EU Menschen gibt, die von Diskriminierung betroffen sind.</text:span></text:p>
            <text:p text:style-name="P41"><text:span text:style-name="T32">TN</text:span><text:span text:style-name="T5"> haben erkannt, dass es eine Diskre</text:span><text:soft-page-break/><text:span text:style-name="T5">panz zwischen dem in der Grundrechte-Charta Formulierten Anspruch und der Wirklichkeit gibt. </text:span><text:span text:style-name="T32">TN</text:span><text:span text:style-name="T5"> empfinden Empathie für von Diskriminierung Betroffene.</text:span></text:p>
          </table:table-cell>
          <table:table-cell table:style-name="Tabelle1.A3" table:number-columns-spanned="3" office:value-type="string">
            <text:p text:style-name="P42"><text:span text:style-name="T5">Europa ohne Diskriminierung?</text:span></text:p>
          </table:table-cell>
          <table:covered-table-cell/>
          <table:covered-table-cell/>
          <table:table-cell table:style-name="Tabelle1.A3" office:value-type="string">
            <text:p text:style-name="P48"><text:span text:style-name="T29">referierender Einstieg, AG-Arbeit</text:span></text:p>
            <text:p text:style-name="P47"><text:span text:style-name="T26">Diskriminierungsfreiheit</text:span></text:p>
            <text:p text:style-name="P19"/>
          </table:table-cell>
          <table:table-cell table:style-name="Tabelle1.A3" table:number-columns-spanned="2" office:value-type="string">
            <text:p text:style-name="P8"/>
          </table:table-cell>
          <table:covered-table-cell/>
          <table:table-cell table:style-name="Tabelle1.K3" office:value-type="string">
            <text:list xml:id="list205005025" text:continue-numbering="true" text:style-name="WW8Num8">
              <text:list-header>
                <text:p text:style-name="P96">E12</text:p>
                <text:p text:style-name="P93">Pinnwand</text:p>
                <text:p text:style-name="P93">Arbeitsblätter</text:p>
                <text:p text:style-name="P93">Moderationskarten und Stifte</text:p>
              </text:list-header>
            </text:list>
            <text:p text:style-name="P32"/>
          </table:table-cell>
        </table:table-row>
        <table:table-row table:style-name="Tabelle1.1">
          <table:table-cell table:style-name="Tabelle1.A2" table:number-columns-spanned="11" office:value-type="string">
            <text:p text:style-name="P48"><text:span text:style-name="T38">4. Stunde – Die Eu zwischen Anspruch und Wirklichkei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8">E</text:p>
            <text:p text:style-name="P7">12</text:p>
          </table:table-cell>
          <table:table-cell table:style-name="Tabelle1.A3" table:number-columns-spanned="2" office:value-type="string">
            <text:p text:style-name="P11">20</text:p>
          </table:table-cell>
          <table:covered-table-cell/>
          <table:table-cell table:style-name="Tabelle1.A3" table:number-columns-spanned="2" office:value-type="string">
            <text:p text:style-name="P41"><text:span text:style-name="T32">TN</text:span><text:span text:style-name="T5"> wissen, dass es in der EU Menschen gibt, die von Diskriminierung betroffen sind.</text:span></text:p>
            <text:p text:style-name="P41"><text:span text:style-name="T32">TN</text:span><text:span text:style-name="T5"> haben erkannt, dass es eine Diskrepanz zwischen dem in der Grundrechte-Charta </text:span></text:p>
            <text:p text:style-name="P17">formulierten Anspruch und der Wirklichkeit gibt.</text:p>
            <text:p text:style-name="Standard"><text:span text:style-name="T32">TN</text:span><text:span text:style-name="T5"> empfinden Empathie für von Diskriminierung Betroffene.</text:span></text:p>
          </table:table-cell>
          <table:covered-table-cell/>
          <table:table-cell table:style-name="Tabelle1.A3" table:number-columns-spanned="2" office:value-type="string">
            <text:p text:style-name="P42"><text:span text:style-name="T5">Europa ohne Diskriminierung?</text:span></text:p>
          </table:table-cell>
          <table:covered-table-cell/>
          <table:table-cell table:style-name="Tabelle1.A3" table:number-columns-spanned="2" office:value-type="string">
            <text:p text:style-name="P8">Auswertung</text:p>
            <text:p text:style-name="P47"><text:span text:style-name="T26">Diskriminierungsfreiheit</text:span></text:p>
            <text:p text:style-name="P12"/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list xml:id="list684746233" text:continue-numbering="true" text:style-name="WW8Num8">
              <text:list-header>
                <text:p text:style-name="P96">E12</text:p>
                <text:p text:style-name="P93">Pinnwand</text:p>
                <text:p text:style-name="P93">Arbeitsblätter</text:p>
                <text:p text:style-name="P93">Moderationskarten und Stifte</text:p>
              </text:list-header>
            </text:list>
            <text:p text:style-name="P7"/>
          </table:table-cell>
        </table:table-row>
        <table:table-row table:style-name="Tabelle1.1">
          <table:table-cell table:style-name="Tabelle1.A3" office:value-type="string">
            <text:p text:style-name="P8">X</text:p>
            <text:p text:style-name="P7">13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table:number-columns-spanned="2" office:value-type="string">
            <text:p text:style-name="P48"><text:span text:style-name="T6">Die TN machen sich locker</text:span></text:p>
          </table:table-cell>
          <table:covered-table-cell/>
          <table:table-cell table:style-name="Tabelle1.A3" table:number-columns-spanned="2" office:value-type="string">
            <text:p text:style-name="P90">1. Fuß zu Fuß</text:p>
            <text:p text:style-name="P89">2. Feuer und Schild</text:p>
            <text:p text:style-name="P86"><text:span text:style-name="T44">3. Jackenrennen</text:span></text:p>
          </table:table-cell>
          <table:covered-table-cell/>
          <table:table-cell table:style-name="Tabelle1.A3" table:number-columns-spanned="2" office:value-type="string">
            <text:p text:style-name="P8">Auflockerungsspiel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p text:style-name="P48"><text:span text:style-name="T10">X 13</text:span></text:p>
            <text:p text:style-name="P7"/>
          </table:table-cell>
        </table:table-row>
        <text:soft-page-break/>
        <table:table-row table:style-name="Tabelle1.1">
          <table:table-cell table:style-name="Tabelle1.A3" office:value-type="string">
            <text:p text:style-name="P8">E</text:p>
            <text:p text:style-name="P7">14</text:p>
          </table:table-cell>
          <table:table-cell table:style-name="Tabelle1.A3" table:number-columns-spanned="2" office:value-type="string">
            <text:p text:style-name="P11">5</text:p>
          </table:table-cell>
          <table:covered-table-cell/>
          <table:table-cell table:style-name="Tabelle1.A3" table:number-columns-spanned="2" office:value-type="string">
            <text:p text:style-name="P48"><text:span text:style-name="T32">TN wissen was die europäische Menschenrechtskonvention ist, und kennen die wichtigsten Inhalte.</text:span></text:p>
            <text:p text:style-name="P33"/>
            <text:p text:style-name="P7"/>
          </table:table-cell>
          <table:covered-table-cell/>
          <table:table-cell table:style-name="Tabelle1.A3" table:number-columns-spanned="2" office:value-type="string">
            <text:p text:style-name="P48"><text:span text:style-name="T30">Europäische Menschenrechtskonvention</text:span></text:p>
            <text:p text:style-name="P88">Entstehung EMRK</text:p>
            <text:p text:style-name="P86"><text:span text:style-name="T43">Staaten die die EMRK ratifiziert haben</text:span></text:p>
            <text:p text:style-name="P88">Inhalte der ERMK</text:p>
          </table:table-cell>
          <table:covered-table-cell/>
          <table:table-cell table:style-name="Tabelle1.A3" table:number-columns-spanned="2" office:value-type="string">
            <text:p text:style-name="P48"><text:span text:style-name="T29">Input mit Kartenvisualisierung </text:span></text:p>
            <text:p text:style-name="P47"><text:span text:style-name="T27">Europäische Menschenrechtskonvention</text:span></text:p>
            <text:p text:style-name="P7"/>
          </table:table-cell>
          <table:covered-table-cell/>
          <table:table-cell table:style-name="Tabelle1.A3" office:value-type="string">
            <text:p text:style-name="P8">referierend</text:p>
          </table:table-cell>
          <table:table-cell table:style-name="Tabelle1.K3" office:value-type="string">
            <text:p text:style-name="P13">E 14</text:p>
            <text:p text:style-name="P47"><text:span text:style-name="T29">Laminierte </text:span><text:span text:style-name="T31">Karten EMRK</text:span></text:p>
          </table:table-cell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4.1</text:span>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table:number-columns-spanned="2" office:value-type="string">
            <text:p text:style-name="P48"><text:span text:style-name="T34">TN kennen verschiedene Widersprüche zwischen EMRK und der EU-Flüchtlingspolitik</text:span><text:span text:style-name="T6"> </text:span></text:p>
          </table:table-cell>
          <table:covered-table-cell/>
          <table:table-cell table:style-name="Tabelle1.A3" table:number-columns-spanned="2" office:value-type="string">
            <text:p text:style-name="P87"><text:span text:style-name="T49">Europäische Flüchtlingspolitik im Mittelmeerraum</text:span></text:p>
            <text:p text:style-name="P88"/>
          </table:table-cell>
          <table:covered-table-cell/>
          <table:table-cell table:style-name="Tabelle1.A3" table:number-columns-spanned="2" office:value-type="string">
            <text:p text:style-name="P48"><text:span text:style-name="T35">Arbeitsgruppenaufträge verteilen, </text:span><text:span text:style-name="T28">Film</text:span><text:span text:style-name="T35"> anschauen</text:span></text:p>
            <text:p text:style-name="P35"/>
            <text:p text:style-name="P35"/>
            <text:p text:style-name="P35"/>
            <text:p text:style-name="P7"/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p text:style-name="P48"><text:span text:style-name="T10">E 14.1</text:span></text:p>
            <text:p text:style-name="P47"><text:span text:style-name="T35">DVD, Pinnwand aus E 14, Moderationskarten, Stifte</text:span></text:p>
          </table:table-cell>
        </table:table-row>
        <table:table-row table:style-name="Tabelle1.1">
          <table:table-cell table:style-name="Tabelle1.A2" table:number-columns-spanned="11" office:value-type="string">
            <text:p text:style-name="P48"><text:span text:style-name="T38">5. S</text:span><text:span text:style-name="T38">tunde – EUtopia! Gestalte Dein Europa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4.1</text:span></text:p>
          </table:table-cell>
          <table:table-cell table:style-name="Tabelle1.A3" table:number-columns-spanned="2" office:value-type="string">
            <text:p text:style-name="P11">15</text:p>
          </table:table-cell>
          <table:covered-table-cell/>
          <table:table-cell table:style-name="Tabelle1.A3" table:number-columns-spanned="2" office:value-type="string">
            <text:p text:style-name="P48"><text:span text:style-name="T34">TN kennen verschiedene Widersprüche zwischen EMRK und der EU-Flüchtlingspolitik</text:span><text:span text:style-name="T6"> </text:span></text:p>
          </table:table-cell>
          <table:covered-table-cell/>
          <table:table-cell table:style-name="Tabelle1.A3" table:number-columns-spanned="2" office:value-type="string">
            <text:p text:style-name="P87"><text:span text:style-name="T49">Europäische Flüchtlingspolitik im Mittelmeerraum</text:span></text:p>
            <text:p text:style-name="P88"/>
          </table:table-cell>
          <table:covered-table-cell/>
          <table:table-cell table:style-name="Tabelle1.A3" table:number-columns-spanned="2" office:value-type="string">
            <text:p text:style-name="P48"><text:span text:style-name="T28">Auswertung</text:span><text:span text:style-name="T10"> des Films</text:span></text:p>
            <text:p text:style-name="P7"/>
            <text:p text:style-name="P47"><text:span text:style-name="T26">Fortsetzung der Visualisierung der prozessbegleitende Pinnwand „Kritik“</text:span>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p text:style-name="P48"><text:span text:style-name="T10">E 14.1</text:span></text:p>
            <text:p text:style-name="P47"><text:span text:style-name="T35">DVD, Pinnwand aus E 14, Moderationskarten, Stifte</text:span></text:p>
          </table:table-cell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5</text:span>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table:number-columns-spanned="2" office:value-type="string">
            <text:p text:style-name="P48"><text:span text:style-name="T32">TN haben sich Visionen und Utopien für eine </text:span><text:soft-page-break/><text:span text:style-name="T32">bessere Welt überlegt</text:span></text:p>
          </table:table-cell>
          <table:covered-table-cell/>
          <table:table-cell table:style-name="Tabelle1.A3" table:number-columns-spanned="2" office:value-type="string">
            <text:p text:style-name="P48"><text:span text:style-name="T30">Einführung in EUtopia</text:span></text:p>
          </table:table-cell>
          <table:covered-table-cell/>
          <table:table-cell table:style-name="Tabelle1.A3" table:number-columns-spanned="2" office:value-type="string">
            <text:p text:style-name="P21">EUtopia</text:p>
            <text:p text:style-name="P47"><text:span text:style-name="T29">Anhand einer spiele</text:span><text:soft-page-break/><text:span text:style-name="T29">rischen Einführung werden persönliche Utopien gesammelt</text:span>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list xml:id="list55310520" text:continue-numbering="true" text:style-name="WW8Num8">
              <text:list-header>
                <text:p text:style-name="P96">E15</text:p>
                <text:p text:style-name="P93">Vorbereitetes <text:soft-page-break/>Pinnwandpapier mit Raumkapsel</text:p>
                <text:p text:style-name="P101">Klebezettel/Moderationskarten</text:p>
                <text:p text:style-name="P101">Kugelschreiber</text:p>
              </text:list-header>
            </text:list>
            <text:p text:style-name="P47"><text:span text:style-name="T29">Anleitung Geschichte für TM</text:span></text:p>
          </table:table-cell>
        </table:table-row>
        <table:table-row table:style-name="Tabelle1.1">
          <table:table-cell table:style-name="Tabelle1.A3" office:value-type="string">
            <text:p text:style-name="P8">E</text:p>
            <text:p text:style-name="P47"><text:span text:style-name="T6">16</text:span></text:p>
          </table:table-cell>
          <table:table-cell table:style-name="Tabelle1.A3" table:number-columns-spanned="2" office:value-type="string">
            <text:p text:style-name="P11">20</text:p>
          </table:table-cell>
          <table:covered-table-cell/>
          <table:table-cell table:style-name="Tabelle1.A3" table:number-columns-spanned="2" office:value-type="string">
            <text:p text:style-name="P48"><text:span text:style-name="T32">TN haben erlebt, was die Umsetzung eigener Utopien bedeutet</text:span></text:p>
          </table:table-cell>
          <table:covered-table-cell/>
          <table:table-cell table:style-name="Tabelle1.A3" table:number-columns-spanned="2" office:value-type="string">
            <text:p text:style-name="P31">EUtopia-Expert_innen in Aktion</text:p>
          </table:table-cell>
          <table:covered-table-cell/>
          <table:table-cell table:style-name="Tabelle1.A3" table:number-columns-spanned="2" office:value-type="string">
            <text:p text:style-name="P21">EUtopia-Expert_innen in Aktion</text:p>
            <text:p text:style-name="P47"><text:span text:style-name="T29">In einer fiktiven Geschichte werden die TN gebeten als Expert_innen selbst aktiv zu werden und ihre Utopien und Visionen durch verschiedene Handlungsmöglichkeiten umzusetzen</text:span></text:p>
            <text:p text:style-name="P30"/>
            <text:p text:style-name="P47"><text:span text:style-name="T26">Fortsetzung der Visualisierung der prozessbegleitende Pinnwand „Utopien“</text:span>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list xml:id="list845488637" text:continue-numbering="true" text:style-name="WW8Num8">
              <text:list-header>
                <text:p text:style-name="P92"><text:span text:style-name="T40">E16.1, 16.2, 16.3, 16.4</text:span></text:p>
                <text:p text:style-name="P103">laminierter S.O.S. Hilferuf</text:p>
                <text:p text:style-name="P102"><text:span text:style-name="T50">laminierte farbige „Wunderbox“-Visionen, laminierte A4-Handlungsoptionskarten für Basar der Möglichkeiten</text:span></text:p>
                <text:p text:style-name="P103">laminierte Arbeitsaufträge</text:p>
                <text:p text:style-name="P103">Stifte</text:p>
              </text:list-header>
            </text:list>
            <text:p text:style-name="P47"><text:span text:style-name="T35">Papier</text:span></text:p>
          </table:table-cell>
        </table:table-row>
        <table:table-row table:style-name="Tabelle1.1">
          <table:table-cell table:style-name="Tabelle1.A2" table:number-columns-spanned="11" office:value-type="string">
            <text:p text:style-name="P48"><text:span text:style-name="T38">6.Stunde – Die EU – das bist auch Du! Die Handlunsgmöglichkeiten für eine </text:span><text:soft-page-break/><text:span text:style-name="T38">solidarische Un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8">E</text:p>
            <text:p text:style-name="P7">16 </text:p>
          </table:table-cell>
          <table:table-cell table:style-name="Tabelle1.A3" table:number-columns-spanned="2" office:value-type="string">
            <text:p text:style-name="P11">10</text:p>
          </table:table-cell>
          <table:covered-table-cell/>
          <table:table-cell table:style-name="Tabelle1.A3" table:number-columns-spanned="2" office:value-type="string">
            <text:p text:style-name="P48"><text:span text:style-name="T32">TN haben erlebt, was die Umsetzung eigener Utopien bedeutet</text:span></text:p>
          </table:table-cell>
          <table:covered-table-cell/>
          <table:table-cell table:style-name="Tabelle1.A3" table:number-columns-spanned="2" office:value-type="string">
            <text:p text:style-name="P48"><text:span text:style-name="T30">EUtopia-Expert_innen in Aktion</text:span></text:p>
          </table:table-cell>
          <table:covered-table-cell/>
          <table:table-cell table:style-name="Tabelle1.A3" table:number-columns-spanned="2" office:value-type="string">
            <text:p text:style-name="P48"><text:span text:style-name="T27">Fortsetzung EUtopia-Expert_innen in Aktion</text:span></text:p>
            <text:p text:style-name="P47"><text:span text:style-name="T29">In einer fiktiven Geschichte werden die TN gebeten als Expert_innen selbst aktiv zu werden und ihre Utopien und Visionen durch verschiedene Handlungsmöglichkeiten umzusetzen</text:span></text:p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list xml:id="list1800753885" text:continue-numbering="true" text:style-name="WW8Num8">
              <text:list-header>
                <text:p text:style-name="P92"><text:span text:style-name="T40">E16.1, 16.2, 16.3, 16.4</text:span></text:p>
                <text:p text:style-name="P103">laminierter S.O.S. Hilferuf</text:p>
                <text:p text:style-name="P102"><text:span text:style-name="T50">laminierte farbige „Wunderbox“-Visionen, laminierte A4- Handlungsoptionskarten für Basar der Möglichkeiten</text:span></text:p>
                <text:p text:style-name="P103">laminierte Arbeitsaufträge</text:p>
                <text:p text:style-name="P103">Stifte</text:p>
              </text:list-header>
            </text:list>
            <text:p text:style-name="P47"><text:span text:style-name="T35">Papier</text:span>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8">E</text:p>
            <text:p text:style-name="P7">17</text:p>
          </table:table-cell>
          <table:covered-table-cell/>
          <table:table-cell table:style-name="Tabelle1.A3" office:value-type="string">
            <text:p text:style-name="P39"><text:span text:style-name="T10">20</text:span></text:p>
          </table:table-cell>
          <table:table-cell table:style-name="Tabelle1.A3" table:number-columns-spanned="3" office:value-type="string">
            <text:p text:style-name="P41"><text:span text:style-name="T32">TN kennen verschiedene Möglichkeiten in der EU selbst aktiv zu werden und sind motiviert, diese im Alltag umzusetzen.</text:span></text:p>
            <text:p text:style-name="P49"><text:span text:style-name="T32">TN haben die Komplexität persönlicher Handlungsmöglichkeiten erkannt.</text:span></text:p>
          </table:table-cell>
          <table:covered-table-cell/>
          <table:covered-table-cell/>
          <table:table-cell table:style-name="Tabelle1.A3" office:value-type="string">
            <text:p text:style-name="P48"><text:span text:style-name="T30">Auswertung EUtopia-Expert_innen in Aktion</text:span></text:p>
          </table:table-cell>
          <table:table-cell table:style-name="Tabelle1.A3" table:number-columns-spanned="2" office:value-type="string">
            <text:list xml:id="list1065893192" text:continue-numbering="true" text:style-name="WW8Num8">
              <text:list-header>
                <text:p text:style-name="P98">Auswertung EUtopia-Expert_innen in Aktion</text:p>
                <text:p text:style-name="P94">AG-Präsentation</text:p>
                <text:p text:style-name="P94"/>
              </text:list-header>
            </text:list>
            <text:p text:style-name="P47"><text:span text:style-name="T26">(Tages)Zusammenfassung der Visualisierung der prozessbegleitende Pinnwand „Handlungsmöglichkeiten“</text:span></text:p>
          </table:table-cell>
          <table:covered-table-cell/>
          <table:table-cell table:style-name="Tabelle1.A3" office:value-type="string">
            <text:p text:style-name="P8">referierend</text:p>
          </table:table-cell>
          <table:table-cell table:style-name="Tabelle1.K3" office:value-type="string">
            <text:list xml:id="list1741455213" text:continue-numbering="true" text:style-name="WW8Num8">
              <text:list-header>
                <text:p text:style-name="P97">E17</text:p>
                <text:p text:style-name="P99">Kopierte Handlungsoptionskarten (Kopiervorlage)</text:p>
                <text:p text:style-name="P99">Pinnnadeln</text:p>
              </text:list-header>
            </text:list>
            <text:p text:style-name="P47"><text:span text:style-name="T6">prozessbegleitende Pinwand</text:span></text:p>
          </table:table-cell>
        </table:table-row>
        <text:soft-page-break/>
        <table:table-row table:style-name="Tabelle1.1">
          <table:table-cell table:style-name="Tabelle1.A3" table:number-columns-spanned="2" office:value-type="string">
            <text:p text:style-name="P48"><text:span text:style-name="T6">Y19</text:span></text:p>
          </table:table-cell>
          <table:covered-table-cell/>
          <table:table-cell table:style-name="Tabelle1.A3" office:value-type="string">
            <text:p text:style-name="P11">10</text:p>
          </table:table-cell>
          <table:table-cell table:style-name="Tabelle1.A3" table:number-columns-spanned="3" office:value-type="string">
            <text:list xml:id="list86022366" text:continue-numbering="true" text:style-name="WW8Num8">
              <text:list-header>
                <text:p text:style-name="P95">SeminarteilnehmerInnen haben den Tag im Gesamtzusammenhang reflektiert und sowohl Lob als auch Kritik formuliert.</text:p>
              </text:list-header>
            </text:list>
            <text:p text:style-name="P49"><text:span text:style-name="T5">Teamer_innen haben eine ausführliche Auswertung bekommen, welche auch zur Nacharbeitung und Verbesserung dient.</text:span></text:p>
          </table:table-cell>
          <table:covered-table-cell/>
          <table:covered-table-cell/>
          <table:table-cell table:style-name="Tabelle1.A3" office:value-type="string">
            <text:p text:style-name="P48"><text:span text:style-name="T10">Auswertung/Feed-</text:span></text:p>
            <text:p text:style-name="P12">back</text:p>
            <text:p text:style-name="P7">SMS-Auswertung, Fünf-Finger-Auswertung, oder Koffer-Fragezeichen-Mülleimer-Auswertung</text:p>
          </table:table-cell>
          <table:table-cell table:style-name="Tabelle1.A3" table:number-columns-spanned="2" office:value-type="string">
            <text:p text:style-name="P8">(anonyme) Kartenabfrage</text:p>
          </table:table-cell>
          <table:covered-table-cell/>
          <table:table-cell table:style-name="Tabelle1.A3" office:value-type="string">
            <text:p text:style-name="P8">moderierend</text:p>
          </table:table-cell>
          <table:table-cell table:style-name="Tabelle1.K3" office:value-type="string">
            <text:p text:style-name="P67"><text:span text:style-name="T10">Y19</text:span></text:p>
            <text:list xml:id="list509144747" text:continue-numbering="true" text:style-name="WW8Num8">
              <text:list-header>
                <text:p text:style-name="P104"><text:span text:style-name="T43">ggf. Symbolkarten</text:span></text:p>
                <text:p text:style-name="P105">Moderationskarten in 3 verschiedenen Farben</text:p>
              </text:list-header>
            </text:list>
            <text:p text:style-name="P68">A4 Blätter</text:p>
          </table:table-cell>
        </table:table-row>
        <table:table-row table:style-name="Tabelle1.1">
          <table:table-cell table:style-name="Tabelle1.A3" table:number-columns-spanned="2" office:value-type="string">
            <text:p text:style-name="P8"/>
          </table:table-cell>
          <table:covered-table-cell/>
          <table:table-cell table:style-name="Tabelle1.A3" office:value-type="string">
            <text:p text:style-name="P11">5</text:p>
          </table:table-cell>
          <table:table-cell table:style-name="Tabelle1.A3" table:number-columns-spanned="3" office:value-type="string">
            <text:p text:style-name="P9">offene Fragen sind geklärt</text:p>
          </table:table-cell>
          <table:covered-table-cell/>
          <table:covered-table-cell/>
          <table:table-cell table:style-name="Tabelle1.A3" office:value-type="string">
            <text:p text:style-name="P107"><text:span text:style-name="T43">Anbieten, für Fragen noch zur Verfügung zu stehen</text:span></text:p>
            <text:p text:style-name="P108">Infomaterial verteilen</text:p>
            <text:p text:style-name="P106"><text:span text:style-name="T43">Stifte einsammeln</text:span></text:p>
            <text:p text:style-name="P106"><text:span text:style-name="T43">Raum aufräumen</text:span></text:p>
            <text:p text:style-name="P47"><text:span text:style-name="T5">PT-Koffer-Material sortieren</text:span></text:p>
          </table:table-cell>
          <table:table-cell table:style-name="Tabelle1.A3" table:number-columns-spanned="2" office:value-type="string">
            <text:p text:style-name="P8"/>
          </table:table-cell>
          <table:covered-table-cell/>
          <table:table-cell table:style-name="Tabelle1.A3" office:value-type="string">
            <text:p text:style-name="P8"/>
          </table:table-cell>
          <table:table-cell table:style-name="Tabelle1.K3" office:value-type="string">
            <text:p text:style-name="P69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ArialMT" svg:font-family="ArialMT, Arial" style:font-family-generic="swiss"/>
    <style:font-face style:name="ArialNarrow-Bold" svg:font-family="ArialNarrow-Bold, 'Arial Narrow'" style:font-family-generic="swiss"/>
    <style:font-face style:name="ArialNarrow" svg:font-family="ArialNarrow, 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9.7cm" fo:page-height="20.98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11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02T10:33:25.99">02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02T10:33:26</dc:date>
    <meta:print-date>2010-05-03T12:01:00</meta:print-date>
    <meta:editing-cycles>31</meta:editing-cycles>
    <meta:generator>OpenOffice.org/3.2$Linux OpenOffice.org_project/320m12$Build-9483</meta:generator>
    <meta:document-statistic meta:table-count="1" meta:image-count="3" meta:object-count="0" meta:page-count="11" meta:paragraph-count="277" meta:word-count="1170" meta:character-count="8598"/>
    <meta:editing-duration>PT00H16M28S</meta:editing-duration>
    <meta:user-defined meta:name="Info 1"/>
    <meta:user-defined meta:name="Info 2"/>
    <meta:user-defined meta:name="Info 3"/>
    <meta:user-defined meta:name="Info 4"/>
  </office:meta>
</office:document-meta>
</file>